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1b5"/>
    </style:style>
    <style:style style:name="P2" style:family="paragraph" style:parent-style-name="Standard">
      <style:text-properties officeooo:rsid="000a91b5" officeooo:paragraph-rsid="001082f9"/>
    </style:style>
    <style:style style:name="P3" style:family="paragraph" style:parent-style-name="Standard">
      <style:text-properties officeooo:rsid="000a91b5" officeooo:paragraph-rsid="0018fd7d"/>
    </style:style>
    <style:style style:name="P4" style:family="paragraph" style:parent-style-name="Standard">
      <style:text-properties officeooo:rsid="0017db8e" officeooo:paragraph-rsid="0017db8e"/>
    </style:style>
    <style:style style:name="P5" style:family="paragraph" style:parent-style-name="Standard">
      <style:text-properties fo:font-weight="bold" officeooo:rsid="0018e0a1" officeooo:paragraph-rsid="00202af6" style:font-weight-asian="bold" style:font-weight-complex="bold"/>
    </style:style>
    <style:style style:name="P6" style:family="paragraph" style:parent-style-name="Standard">
      <style:text-properties fo:font-weight="bold" officeooo:rsid="00202af6" officeooo:paragraph-rsid="00202af6" style:font-weight-asian="bold" style:font-weight-complex="bold"/>
    </style:style>
    <style:style style:name="P7" style:family="paragraph" style:parent-style-name="Standard">
      <style:text-properties fo:font-weight="bold" officeooo:rsid="0018fd7d" officeooo:paragraph-rsid="0018fd7d" style:font-weight-asian="bold" style:font-weight-complex="bold"/>
    </style:style>
    <style:style style:name="P8" style:family="paragraph" style:parent-style-name="Standard">
      <style:text-properties officeooo:rsid="00202af6" officeooo:paragraph-rsid="00202af6"/>
    </style:style>
    <style:style style:name="P9" style:family="paragraph" style:parent-style-name="Standard">
      <style:text-properties officeooo:rsid="00202af6"/>
    </style:style>
    <style:style style:name="P10" style:family="paragraph" style:parent-style-name="Standard">
      <style:text-properties style:text-line-through-style="none" style:text-line-through-type="none" fo:font-weight="bold" officeooo:rsid="000a91b5" officeooo:paragraph-rsid="00202af6" style:font-weight-asian="bold" style:font-weight-complex="bold"/>
    </style:style>
    <style:style style:name="P11" style:family="paragraph" style:parent-style-name="Standard">
      <style:text-properties style:text-line-through-style="none" style:text-line-through-type="none" fo:font-weight="bold" officeooo:rsid="00202af6" officeooo:paragraph-rsid="00202af6" style:font-weight-asian="bold" style:font-weight-complex="bold"/>
    </style:style>
    <style:style style:name="P12" style:family="paragraph" style:parent-style-name="Standard">
      <style:text-properties fo:color="#787878" loext:opacity="100%" fo:font-weight="normal" officeooo:rsid="0018e0a1" officeooo:paragraph-rsid="0018fd7d" style:font-weight-asian="normal" style:font-weight-complex="normal"/>
    </style:style>
    <style:style style:name="P13" style:family="paragraph" style:parent-style-name="Standard">
      <style:text-properties fo:color="#787878" loext:opacity="100%" fo:font-weight="normal" officeooo:rsid="000a91b5" officeooo:paragraph-rsid="001082f9" style:font-weight-asian="normal" style:font-weight-complex="normal"/>
    </style:style>
    <style:style style:name="P14" style:family="paragraph" style:parent-style-name="Standard">
      <style:text-properties fo:color="#787878" loext:opacity="100%" fo:font-weight="normal" officeooo:rsid="001cb9b9" officeooo:paragraph-rsid="001cb9b9" style:font-weight-asian="normal" style:font-weight-complex="normal"/>
    </style:style>
    <style:style style:name="P15" style:family="paragraph" style:parent-style-name="Standard">
      <style:text-properties fo:color="#787878" loext:opacity="100%" style:text-line-through-style="solid" style:text-line-through-type="single" fo:font-weight="normal" officeooo:rsid="000a91b5" officeooo:paragraph-rsid="001082f9" style:font-weight-asian="normal" style:font-weight-complex="normal"/>
    </style:style>
    <style:style style:name="P16" style:family="paragraph" style:parent-style-name="Standard">
      <style:text-properties fo:color="#c9211e" loext:opacity="100%" officeooo:rsid="000a91b5" officeooo:paragraph-rsid="001082f9"/>
    </style:style>
    <style:style style:name="P17" style:family="paragraph" style:parent-style-name="Standard">
      <style:text-properties fo:font-style="normal" fo:font-weight="normal" officeooo:rsid="00223a83" officeooo:paragraph-rsid="0018fd7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8f52" loext:opacity="100%" officeooo:rsid="000a91b5" officeooo:paragraph-rsid="0018fd7d"/>
    </style:style>
    <style:style style:name="P19" style:family="paragraph" style:parent-style-name="Standard">
      <style:text-properties fo:color="#9309a2" loext:opacity="100%" officeooo:rsid="000a91b5"/>
    </style:style>
    <style:style style:name="P20" style:family="paragraph" style:parent-style-name="Standard">
      <style:text-properties fo:color="#9309a2" loext:opacity="100%" officeooo:rsid="000a91b5" officeooo:paragraph-rsid="003227c9"/>
    </style:style>
    <style:style style:name="P21" style:family="paragraph" style:parent-style-name="Standard">
      <style:text-properties fo:color="#8d8d8d" loext:opacity="100%" fo:font-weight="bold" officeooo:rsid="00202af6" officeooo:paragraph-rsid="00202af6" style:font-weight-asian="bold" style:font-weight-complex="bold"/>
    </style:style>
    <style:style style:name="P22" style:family="paragraph" style:parent-style-name="Standard">
      <style:text-properties fo:color="#8d8d8d" loext:opacity="100%" officeooo:rsid="00202af6" officeooo:paragraph-rsid="00202af6"/>
    </style:style>
    <style:style style:name="P23" style:family="paragraph" style:parent-style-name="Standard">
      <style:text-properties fo:color="#8d8d8d" loext:opacity="100%" fo:font-weight="normal" officeooo:rsid="00202af6" officeooo:paragraph-rsid="00202af6" style:font-weight-asian="normal" style:font-weight-complex="normal"/>
    </style:style>
    <style:style style:name="P24" style:family="paragraph" style:parent-style-name="Standard">
      <style:text-properties fo:color="#8d8d8d" loext:opacity="100%" fo:font-weight="normal" officeooo:rsid="00202af6" officeooo:paragraph-rsid="00210ce7" style:font-weight-asian="normal" style:font-weight-complex="normal"/>
    </style:style>
    <style:style style:name="P25" style:family="paragraph" style:parent-style-name="Standard">
      <style:text-properties fo:color="#8d8d8d" loext:opacity="100%" officeooo:rsid="00202af6" officeooo:paragraph-rsid="00202af6"/>
    </style:style>
    <style:style style:name="T1" style:family="text">
      <style:text-properties officeooo:rsid="000a91b5"/>
    </style:style>
    <style:style style:name="T2" style:family="text">
      <style:text-properties officeooo:rsid="00195f5f"/>
    </style:style>
    <style:style style:name="T3" style:family="text">
      <style:text-properties officeooo:rsid="001c0be7"/>
    </style:style>
    <style:style style:name="T4" style:family="text">
      <style:text-properties officeooo:rsid="00202af6"/>
    </style:style>
    <style:style style:name="T5" style:family="text">
      <style:text-properties officeooo:rsid="00210ce7"/>
    </style:style>
    <style:style style:name="T6" style:family="text">
      <style:text-properties fo:color="#787878" loext:opacity="100%" fo:font-weight="normal" style:font-weight-asian="normal" style:font-weight-complex="normal"/>
    </style:style>
    <style:style style:name="T7" style:family="text">
      <style:text-properties officeooo:rsid="0021d8e7"/>
    </style:style>
    <style:style style:name="T8" style:family="text">
      <style:text-properties officeooo:rsid="00260fd4"/>
    </style:style>
    <style:style style:name="T9" style:family="text">
      <style:text-properties officeooo:rsid="0028f2b5"/>
    </style:style>
    <style:style style:name="T10" style:family="text">
      <style:text-properties officeooo:rsid="002c0e8d"/>
    </style:style>
    <style:style style:name="T11" style:family="text">
      <style:text-properties officeooo:rsid="003066e5"/>
    </style:style>
    <style:style style:name="T12" style:family="text">
      <style:text-properties officeooo:rsid="00312e77"/>
    </style:style>
    <style:style style:name="T13" style:family="text">
      <style:text-properties fo:color="#383a42" loext:opacity="100%" style:font-name="Fira Code" fo:background-color="transparent" loext:char-shading-value="0"/>
    </style:style>
    <style:style style:name="T14" style:family="text">
      <style:text-properties fo:color="#4078f2" loext:opacity="100%" style:font-name="Fira Code" fo:background-color="transparent" loext:char-shading-value="0"/>
    </style:style>
    <style:style style:name="T15" style:family="text">
      <style:text-properties fo:color="#b76b01" loext:opacity="100%" style:font-name="Fira Code" fo:background-color="transparent" loext:char-shading-value="0"/>
    </style:style>
    <style:style style:name="T16" style:family="text">
      <style:text-properties fo:color="#a626a4" loext:opacity="100%" style:font-name="Fira Code" fo:background-color="transparent" loext:char-shading-value="0"/>
    </style:style>
    <style:style style:name="T17" style:family="text">
      <style:text-properties fo:color="#50a14f" loext:opacity="100%" style:font-name="Fira Code" fo:background-color="transparent" loext:char-shading-value="0"/>
    </style:style>
    <style:style style:name="T18" style:family="text">
      <style:text-properties fo:color="#a0a1a7" loext:opacity="100%" style:font-name="Fira Code" fo:font-style="italic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’install <text:span text:style-name="T12">pour NightOsmRegistration </text:span>:</text:p>
      <text:p text:style-name="P8"/>
      <text:p text:style-name="P5">conda create -n <text:span text:style-name="T4">zob2</text:span></text:p>
      <text:p text:style-name="P6">conda activate</text:p>
      <text:p text:style-name="P10"><text:bookmark-start text:name="__DdeLink__1207_2078303518"/>conda install otb=8.0.<text:span text:style-name="T4">1</text:span> -c iota2<text:bookmark-end text:name="__DdeLink__1207_2078303518"/></text:p>
      <text:p text:style-name="P11"><text:bookmark-start text:name="__DdeLink__1209_2078303518"/>conda install rasterio</text:p>
      <text:p text:style-name="P10">conda env update -f requirements.yml </text:p>
      <text:p text:style-name="P10">pip install -e . --no-deps<text:bookmark-end text:name="__DdeLink__1209_2078303518"/></text:p>
      <text:p text:style-name="P10"/>
      <text:p text:style-name="P4">cd src/eolabtools/night_osm/</text:p>
      <text:p text:style-name="P4">pytest ../../../tests/test_nightosm.py::test_nightosm_rasterize_radiance</text:p>
      <text:p text:style-name="P4"/>
      <text:p text:style-name="P2"/>
      <text:p text:style-name="P12">conda create -n <text:span text:style-name="T1">nightosm_22_05 python=3.</text:span><text:span text:style-name="T3">10</text:span><text:span text:style-name="T1"> </text:span><text:span text:style-name="T2">gdal=3.</text:span><text:span text:style-name="T3">8.3</text:span><text:span text:style-name="T2"> rasterio</text:span></text:p>
      <text:p text:style-name="P13">conda activate nightosm_22_05</text:p>
      <text:p text:style-name="P14">(Utilise otb en local avec les variables d’environnement)</text:p>
      <text:p text:style-name="P15">conda install </text:p>
      <text:p text:style-name="P15">conda install otb=8.0.0 -c iota2</text:p>
      <text:p text:style-name="P7"><text:span text:style-name="T6">pip install -e </text:span>.</text:p>
      <text:p text:style-name="P17"/>
      <text:p text:style-name="P18">- <text:span text:style-name="T9">J’ai croppé le .osm à l’extrait 1 et 2, </text:span><text:span text:style-name="T10">pour l’extrait 2 j’ai croppé sur une surface plus grande que le tiff sinon les sorties étaient différentes des références (sûrement parce qu’il manquait du contexte)</text:span></text:p>
      <text:p text:style-name="P3"/>
      <text:p text:style-name="P16">- <text:span text:style-name="T7">Remplacer l’OTB par une autre lib : </text:span><text:span text:style-name="T9">branche nightosm_withoutOTB, pour l’instant j’arrive pas à obtenir les mêmes résultats que sans l’OTB.. J’ai utilisé CV2 et rasterio</text:span></text:p>
      <text:p text:style-name="P20"/>
      <text:p text:style-name="P19">- <text:span text:style-name="T11">Faire la doc .rst</text:span></text:p>
      <text:p text:style-name="P1"/>
      <text:p text:style-name="P9"/>
      <text:p text:style-name="P21">test_nightosm_rasterize_radiance</text:p>
      <text:p text:style-name="P22"/>
      <text:p text:style-name="P22">night_osm_image_registration -o /home/ecadaux/Documents/work/eolabtools/eolabtools/tests/data/NightOSMReg/test_out/test_nightosm_rasterize_radiance/ --config /home/ecadaux/Documents/work/eolabtools/eolabtools/tests/data/NightOSMReg/test_data/config/config1.yml --osm-config /home/ecadaux/Documents/work/eolabtools/eolabtools/tests/data/NightOSMReg/test_data/osm-config/osm_config_subtracted.yml /home/ecadaux/Documents/work/eolabtools/eolabtools/tests/data/NightOSMReg/test_data/Extrait1/Extract1-Radiance.tif</text:p>
      <text:p text:style-name="P22"><text:span text:style-name="Source_20_Text"><text:span text:style-name="T13"/></text:span></text:p>
      <text:p text:style-name="P21">test_nightosm_rasterize_rgb</text:p>
      <text:p text:style-name="P21"/>
      <text:p text:style-name="P23">night_osm_image_registration -o /home/ecadaux/Documents/work/eolabtools/eolabtools/tests/data/NightOSMReg/test_out/test_nightosm_rasterize_rgb/ --config /home/ecadaux/Documents/work/eolabtools/eolabtools/tests/data/NightOSMReg/test_data/config/config2.yml --osm-config /home/ecadaux/Documents/work/eolabtools/eolabtools/tests/data/NightOSMReg/test_data/osm-config/osm_config_subtracted.yml /home/ecadaux/Documents/work/eolabtools/eolabtools/tests/data/NightOSMReg/test_data/Extrait2/Extract2-FakeRGB.tif</text:p>
      <text:p text:style-name="P23"><text:soft-page-break/></text:p>
      <text:p text:style-name="P21">test_nightosm_register_radiance</text:p>
      <text:p text:style-name="P21"/>
      <text:p text:style-name="P23">night_osm_image_registration -o /home/ecadaux/Documents/work/eolabtools/eolabtools/tests/data/NightOSMReg/test_out/test_nightosm_register_radiance/ --config /home/ecadaux/Documents/work/eolabtools/eolabtools/tests/data/NightOSMReg/test_data/config/config3.yml --osm-config /home/ecadaux/Documents/work/eolabtools/eolabtools/tests/data/NightOSMReg/test_data/osm-config/osm_config_subtracted.yml /home/ecadaux/Documents/work/eolabtools/eolabtools/tests/data/NightOSMReg/test_data/Extrait1/Extract1-Radiance.tif /home/ecadaux/Documents/work/eolabtools/eolabtools/tests/data/NightOSMReg/test_data/Extrait<text:span text:style-name="T8">1</text:span>/Extract<text:span text:style-name="T8">1</text:span>-FakeRGB.tif</text:p>
      <text:p text:style-name="P23"/>
      <text:p text:style-name="P23"/>
      <text:p text:style-name="P21">test_nightosm_vector</text:p>
      <text:p text:style-name="P21"/>
      <text:p text:style-name="P24">night_osm_vector_registration -o /home/ecadaux/Documents/work/eolabtools/eolabtools/tests/data/NightOSMReg/test_out/test_nightosm_vector/ <text:bookmark-start text:name="__DdeLink__1014_3685642146"/>-<text:span text:style-name="T5">n </text:span>Extract2_radiance_peaks_shifted<text:bookmark-end text:name="__DdeLink__1014_3685642146"/> /home/ecadaux/Documents/work/eolabtools/eolabtools/tests/data/NightOSMReg/test_data/Extrait2/Extract2_RadiancePeaks.gpkg /home/ecadaux/Documents/work/eolabtools/eolabtools/tests/data/NightOSMReg/test_data/Extrait2/Extract2-displacement_grid.t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8:15:19.206402007</meta:creation-date>
    <meta:generator>LibreOffice/24.2.7.2$Linux_X86_64 LibreOffice_project/420$Build-2</meta:generator>
    <dc:date>2025-06-16T18:20:11.463539618</dc:date>
    <meta:editing-duration>PT20H55M39S</meta:editing-duration>
    <meta:editing-cycles>18</meta:editing-cycles>
    <meta:document-statistic meta:table-count="0" meta:image-count="0" meta:object-count="0" meta:page-count="2" meta:paragraph-count="26" meta:word-count="172" meta:character-count="3055" meta:non-whitespace-character-count="2914"/>
  </office:meta>
</office:document-meta>
</file>